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15"/>
    <style:style style:name="ce7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Bad" style:data-style-name="N0">
      <style:table-cell-properties style:vertical-align="automatic" fo:background-color="#FFCCCC"/>
      <style:text-properties fo:color="#CC0000"/>
    </style:style>
    <style:style style:name="ce10" style:family="table-cell" style:parent-style-name="Bad" style:data-style-name="N19">
      <style:table-cell-properties style:vertical-align="automatic" fo:background-color="#FFCCCC"/>
      <style:text-properties fo:color="#CC0000"/>
    </style:style>
    <style:style style:name="ce11" style:family="table-cell" style:parent-style-name="Bad" style:data-style-name="N15">
      <style:table-cell-properties style:vertical-align="automatic" fo:background-color="#FFCCCC"/>
      <style:text-properties fo:color="#CC0000"/>
    </style:style>
    <style:style style:name="ce12" style:family="table-cell" style:parent-style-name="Bad" style:data-style-name="N0">
      <style:table-cell-properties fo:border-top="thin solid #44B3E1" fo:border-bottom="none" fo:border-left="none" fo:border-right="none" style:vertical-align="automatic" fo:background-color="#FFCCCC"/>
      <style:text-properties fo:color="#CC0000"/>
    </style:style>
    <style:style style:name="ce13" style:family="table-cell" style:parent-style-name="Default" style:data-style-name="N13"/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3566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0133333333333cm"/>
    </style:style>
    <style:style style:name="co12" style:family="table-column">
      <style:table-column-properties fo:break-before="auto" style:column-width="1.98966666666667cm"/>
    </style:style>
    <style:style style:name="co13" style:family="table-column">
      <style:table-column-properties fo:break-before="auto" style:column-width="4.91066666666667cm"/>
    </style:style>
    <style:style style:name="co14" style:family="table-column">
      <style:table-column-properties fo:break-before="auto" style:column-width="3.40783333333333cm"/>
    </style:style>
    <style:style style:name="co15" style:family="table-column">
      <style:table-column-properties fo:break-before="auto" style:column-width="3.47133333333333cm"/>
    </style:style>
    <style:style style:name="co16" style:family="table-column">
      <style:table-column-properties fo:break-before="auto" style:column-width="3.83116666666667cm"/>
    </style:style>
    <style:style style:name="co17" style:family="table-column">
      <style:table-column-properties fo:break-before="auto" style:column-width="4.67783333333333cm"/>
    </style:style>
    <style:style style:name="co18" style:family="table-column">
      <style:table-column-properties fo:break-before="auto" style:column-width="2.68816666666667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87866666666667cm"/>
    </style:style>
    <style:style style:name="co21" style:family="table-column">
      <style:table-column-properties fo:break-before="auto" style:column-width="1.7145cm"/>
    </style:style>
    <style:style style:name="co22" style:family="table-column">
      <style:table-column-properties fo:break-before="auto" style:column-width="2.30716666666667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2.51883333333333cm"/>
    </style:style>
    <style:style style:name="co26" style:family="table-column">
      <style:table-column-properties fo:break-before="auto" style:column-width="1.62983333333333cm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54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Acquisition 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i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ContactTime</text:p>
          </table:table-cell>
          <table:table-cell office:value-type="string" table:style-name="ce3">
            <text:p>Comments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904-C0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1.tdms</text:p>
          </table:table-cell>
          <table:table-cell office:value-type="string" table:style-name="ce1">
            <text:p>0904Motor/0904Motor01.csv</text:p>
          </table:table-cell>
          <table:table-cell office:value-type="string" table:style-name="ce1">
            <text:p>C0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6">
            <text:p>1,00E-06</text:p>
          </table:table-cell>
          <table:table-cell office:value-type="float" office:value="0.01" table:style-name="ce6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9">
            <text:p>0904-C01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2.tdms</text:p>
          </table:table-cell>
          <table:table-cell office:value-type="string" table:style-name="ce9">
            <text:p>0904Motor/0904Motor02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1">
            <text:p>1,00E-06</text:p>
          </table:table-cell>
          <table:table-cell office:value-type="float" office:value="0.01" table:style-name="ce11">
            <text:p>1,00E-02</text:p>
          </table:table-cell>
          <table:table-cell office:value-type="string" table:style-name="ce12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5" table:style-name="ce9"/>
        </table:table-row>
        <table:table-row table:style-name="ro2">
          <table:table-cell office:value-type="string" table:style-name="ce9">
            <text:p>0904-C01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3.tdms</text:p>
          </table:table-cell>
          <table:table-cell office:value-type="string" table:style-name="ce9">
            <text:p>0904Motor/0904Motor03.csv</text:p>
          </table:table-cell>
          <table:table-cell office:value-type="string" table:style-name="ce9">
            <text:p>C01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5" table:style-name="ce9"/>
        </table:table-row>
        <table:table-row table:style-name="ro2">
          <table:table-cell office:value-type="string" table:style-name="ce1">
            <text:p>0904-C11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4.tdms</text:p>
          </table:table-cell>
          <table:table-cell office:value-type="string" table:style-name="ce1">
            <text:p>0904Motor/0904Motor04.csv</text:p>
          </table:table-cell>
          <table:table-cell office:value-type="string" table:style-name="ce1">
            <text:p>C1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904-C11P-F2</text:p>
          </table:table-cell>
          <table:table-cell office:value-type="string" table:style-name="ce1">
            <text:p>SwTENG-CP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5.tdms</text:p>
          </table:table-cell>
          <table:table-cell office:value-type="string" table:style-name="ce1">
            <text:p>0904Motor/0904Motor05.csv</text:p>
          </table:table-cell>
          <table:table-cell office:value-type="string" table:style-name="ce1">
            <text:p>C11P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904-C11N-F2</text:p>
          </table:table-cell>
          <table:table-cell office:value-type="string" table:style-name="ce1">
            <text:p>SwTENG-CN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6.tdms</text:p>
          </table:table-cell>
          <table:table-cell office:value-type="string" table:style-name="ce1">
            <text:p>0904Motor/0904Motor06.csv</text:p>
          </table:table-cell>
          <table:table-cell office:value-type="string" table:style-name="ce1">
            <text:p>C11N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904-C03B-F2</text:p>
          </table:table-cell>
          <table:table-cell office:value-type="string" table:style-name="ce1">
            <text:p>SwTENG-CB</text:p>
          </table:table-cell>
          <table:table-cell office:value-type="date" office:date-value="2024-04-09T00:00:00" table:style-name="ce4">
            <text:p>09/04/2024</text:p>
          </table:table-cell>
          <table:table-cell office:value-type="string" table:style-name="ce1">
            <text:p>0904DAQ/0904DAQ07.tdms</text:p>
          </table:table-cell>
          <table:table-cell office:value-type="string" table:style-name="ce1">
            <text:p>0904Motor/0904Motor07.csv</text:p>
          </table:table-cell>
          <table:table-cell office:value-type="string" table:style-name="ce1">
            <text:p>C03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s posible que le motor no estçe sincronizado porque es de una grabación posterior</text:p>
          </table:table-cell>
          <table:table-cell table:number-columns-repeated="16355"/>
        </table:table-row>
        <table:table-row table:style-name="ro2">
          <table:table-cell office:value-type="string" table:style-name="ce9">
            <text:p>0904-C03P-F2</text:p>
          </table:table-cell>
          <table:table-cell office:value-type="string" table:style-name="ce9">
            <text:p>SwTENG-CP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8.tdms</text:p>
          </table:table-cell>
          <table:table-cell office:value-type="string" table:style-name="ce9">
            <text:p>0904Motor/0904Motor08.csv</text:p>
          </table:table-cell>
          <table:table-cell office:value-type="string" table:style-name="ce9">
            <text:p>C03P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 signal<text:s/></text:p>
          </table:table-cell>
          <table:table-cell table:number-columns-repeated="16355" table:style-name="ce9"/>
        </table:table-row>
        <table:table-row table:style-name="ro2">
          <table:table-cell office:value-type="string" table:style-name="ce9">
            <text:p>0904-C03N-F2</text:p>
          </table:table-cell>
          <table:table-cell office:value-type="string" table:style-name="ce9">
            <text:p>SwTENG-CN</text:p>
          </table:table-cell>
          <table:table-cell office:value-type="date" office:date-value="2024-04-09T00:00:00" table:style-name="ce10">
            <text:p>09/04/2024</text:p>
          </table:table-cell>
          <table:table-cell office:value-type="string" table:style-name="ce9">
            <text:p>0904DAQ/0904DAQ09.tdms</text:p>
          </table:table-cell>
          <table:table-cell office:value-type="string" table:style-name="ce9">
            <text:p>0904Motor/0904Motor09.csv</text:p>
          </table:table-cell>
          <table:table-cell office:value-type="string" table:style-name="ce9">
            <text:p>C03N</text:p>
          </table:table-cell>
          <table:table-cell office:value-type="string" table:style-name="ce9">
            <text:p>none</text:p>
          </table:table-cell>
          <table:table-cell table:style-name="ce9"/>
          <table:table-cell office:value-type="float" office:value="-67" table:style-name="ce9">
            <text:p>-67</text:p>
          </table:table-cell>
          <table:table-cell office:value-type="float" office:value="-73" table:style-name="ce9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9">
            <text:p>0,000001</text:p>
          </table:table-cell>
          <table:table-cell office:value-type="float" office:value="0.01" table:style-name="ce9">
            <text:p>0,01</text:p>
          </table:table-cell>
          <table:table-cell office:value-type="string" table:style-name="ce9">
            <text:p>Pos(mm), F(N),V(m/s)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float" office:value="13650" table:style-name="ce9">
            <text:p>13650</text:p>
          </table:table-cell>
          <table:table-cell office:value-type="float" office:value="1365" table:style-name="ce9">
            <text:p>1365</text:p>
          </table:table-cell>
          <table:table-cell office:value-type="float" office:value="2.7280000000000002" table:style-name="ce9">
            <text:p>2,728</text:p>
          </table:table-cell>
          <table:table-cell office:value-type="string" table:style-name="ce9">
            <text:p>no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ne</text:p>
          </table:table-cell>
          <table:table-cell office:value-type="string" table:style-name="ce9">
            <text:p>NOISE in the signal</text:p>
          </table:table-cell>
          <table:table-cell table:number-columns-repeated="16355" table:style-name="ce9"/>
        </table:table-row>
        <table:table-row table:style-name="ro2">
          <table:table-cell office:value-type="string" table:style-name="ce1">
            <text:p>1104-C02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1.tdms</text:p>
          </table:table-cell>
          <table:table-cell office:value-type="string" table:style-name="ce1">
            <text:p>1104Motor/1104Motor01.csv</text:p>
          </table:table-cell>
          <table:table-cell office:value-type="string" table:style-name="ce1">
            <text:p>C02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4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2.tdms</text:p>
          </table:table-cell>
          <table:table-cell office:value-type="string" table:style-name="ce1">
            <text:p>1104Motor/1104Motor02.csv</text:p>
          </table:table-cell>
          <table:table-cell office:value-type="string" table:style-name="ce1">
            <text:p>C04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5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3.tdms</text:p>
          </table:table-cell>
          <table:table-cell office:value-type="string" table:style-name="ce1">
            <text:p>1104Motor/1104Motor03.csv</text:p>
          </table:table-cell>
          <table:table-cell office:value-type="string" table:style-name="ce1">
            <text:p>C05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3">
          <table:table-cell office:value-type="string" table:style-name="ce1">
            <text:p>1104-C06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4.tdms</text:p>
          </table:table-cell>
          <table:table-cell office:value-type="string" table:style-name="ce1">
            <text:p>1104Motor/1104Motor04.csv</text:p>
          </table:table-cell>
          <table:table-cell office:value-type="string" table:style-name="ce1">
            <text:p>C06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7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5.tdms</text:p>
          </table:table-cell>
          <table:table-cell office:value-type="string" table:style-name="ce1">
            <text:p>1104Motor/1104Motor05.csv</text:p>
          </table:table-cell>
          <table:table-cell office:value-type="string" table:style-name="ce1">
            <text:p>C07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8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6.tdms</text:p>
          </table:table-cell>
          <table:table-cell office:value-type="string" table:style-name="ce1">
            <text:p>1104Motor/1104Motor06.csv</text:p>
          </table:table-cell>
          <table:table-cell office:value-type="string" table:style-name="ce1">
            <text:p>C08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1104-C09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7.tdms</text:p>
          </table:table-cell>
          <table:table-cell office:value-type="string" table:style-name="ce1">
            <text:p>1104Motor/1104Motor07.csv</text:p>
          </table:table-cell>
          <table:table-cell office:value-type="string" table:style-name="ce1">
            <text:p>C09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1104-C10B-F2</text:p>
          </table:table-cell>
          <table:table-cell office:value-type="string" table:style-name="ce1">
            <text:p>SwTENG-CB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8.tdms</text:p>
          </table:table-cell>
          <table:table-cell office:value-type="string" table:style-name="ce1">
            <text:p>1104Motor/1104Motor08.csv</text:p>
          </table:table-cell>
          <table:table-cell office:value-type="string" table:style-name="ce1">
            <text:p>C10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3.5" table:style-name="ce5">
            <text:p>3,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1505-C11B</text:p>
          </table:table-cell>
          <table:table-cell office:value-type="string" table:style-name="ce1">
            <text:p>SwTENG-BC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01.tdms</text:p>
          </table:table-cell>
          <table:table-cell office:value-type="string" table:style-name="ce1">
            <text:p>1505Motor/1505Motor01.csv</text:p>
          </table:table-cell>
          <table:table-cell office:value-type="string" table:style-name="ce1">
            <text:p>C1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7" table:style-name="ce1"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number-columns-repeated="16354"/>
        </table:table-row>
        <table:table-row table:style-name="ro2">
          <table:table-cell office:value-type="string" table:style-name="ce1">
            <text:p>1505-C10B</text:p>
          </table:table-cell>
          <table:table-cell office:value-type="string" table:style-name="ce1">
            <text:p>SwTENG-BC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02.tdms</text:p>
          </table:table-cell>
          <table:table-cell office:value-type="string" table:style-name="ce1">
            <text:p>1505Motor/1505Motor02.csv</text:p>
          </table:table-cell>
          <table:table-cell office:value-type="string" table:style-name="ce1">
            <text:p>C10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7" table:style-name="ce1"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number-columns-repeated="16354"/>
        </table:table-row>
        <table:table-row table:style-name="ro2">
          <table:table-cell office:value-type="string" table:style-name="ce1">
            <text:p>1505-C09B</text:p>
          </table:table-cell>
          <table:table-cell office:value-type="string" table:style-name="ce1">
            <text:p>SwTENG-BC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03.tdms</text:p>
          </table:table-cell>
          <table:table-cell office:value-type="string" table:style-name="ce1">
            <text:p>1505Motor/1505Motor03.csv</text:p>
          </table:table-cell>
          <table:table-cell office:value-type="string" table:style-name="ce1">
            <text:p>C09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7" table:style-name="ce1"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number-columns-repeated="16354"/>
        </table:table-row>
        <table:table-row table:style-name="ro2">
          <table:table-cell office:value-type="string" table:style-name="ce1">
            <text:p>1505-C08B</text:p>
          </table:table-cell>
          <table:table-cell office:value-type="string" table:style-name="ce1">
            <text:p>SwTENG-BC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04.tdms</text:p>
          </table:table-cell>
          <table:table-cell office:value-type="string" table:style-name="ce1">
            <text:p>1505Motor/1505Motor04.csv</text:p>
          </table:table-cell>
          <table:table-cell office:value-type="string" table:style-name="ce1">
            <text:p>C08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7" table:style-name="ce1"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number-columns-repeated="16354"/>
        </table:table-row>
        <table:table-row table:style-name="ro2">
          <table:table-cell office:value-type="string" table:style-name="ce1">
            <text:p>1505-C07B</text:p>
          </table:table-cell>
          <table:table-cell office:value-type="string" table:style-name="ce1">
            <text:p>SwTENG-BC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05.tdms</text:p>
          </table:table-cell>
          <table:table-cell office:value-type="string" table:style-name="ce1">
            <text:p>1505Motor/1505Motor05.csv</text:p>
          </table:table-cell>
          <table:table-cell office:value-type="string" table:style-name="ce1">
            <text:p>C07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7" table:style-name="ce1"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number-columns-repeated="16354"/>
        </table:table-row>
        <table:table-row table:style-name="ro2">
          <table:table-cell office:value-type="string" table:style-name="ce1">
            <text:p>1505-C06B</text:p>
          </table:table-cell>
          <table:table-cell office:value-type="string" table:style-name="ce1">
            <text:p>SwTENG-BC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06.tdms</text:p>
          </table:table-cell>
          <table:table-cell office:value-type="string" table:style-name="ce1">
            <text:p>1505Motor/1505Motor06.csv</text:p>
          </table:table-cell>
          <table:table-cell office:value-type="string" table:style-name="ce1">
            <text:p>C06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7" table:style-name="ce1"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number-columns-repeated="16354"/>
        </table:table-row>
        <table:table-row table:style-name="ro2">
          <table:table-cell office:value-type="string" table:style-name="ce1">
            <text:p>1505-C05B</text:p>
          </table:table-cell>
          <table:table-cell office:value-type="string" table:style-name="ce1">
            <text:p>SwTENG-BC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07.tdms</text:p>
          </table:table-cell>
          <table:table-cell office:value-type="string" table:style-name="ce1">
            <text:p>1505Motor/1505Motor07.csv</text:p>
          </table:table-cell>
          <table:table-cell office:value-type="string" table:style-name="ce1">
            <text:p>C05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7" table:style-name="ce1"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number-columns-repeated="16354"/>
        </table:table-row>
        <table:table-row table:style-name="ro2">
          <table:table-cell office:value-type="string" table:style-name="ce1">
            <text:p>1505-C04B</text:p>
          </table:table-cell>
          <table:table-cell office:value-type="string" table:style-name="ce1">
            <text:p>SwTENG-BC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08.tdms</text:p>
          </table:table-cell>
          <table:table-cell office:value-type="string" table:style-name="ce1">
            <text:p>1505Motor/1505Motor08.csv</text:p>
          </table:table-cell>
          <table:table-cell office:value-type="string" table:style-name="ce1">
            <text:p>C04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7" table:style-name="ce1"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number-columns-repeated="16354"/>
        </table:table-row>
        <table:table-row table:style-name="ro2">
          <table:table-cell office:value-type="string" table:style-name="ce1">
            <text:p>1505-C03B</text:p>
          </table:table-cell>
          <table:table-cell office:value-type="string" table:style-name="ce1">
            <text:p>SwTENG-BC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09.tdms</text:p>
          </table:table-cell>
          <table:table-cell office:value-type="string" table:style-name="ce1">
            <text:p>1505Motor/1505Motor09.csv</text:p>
          </table:table-cell>
          <table:table-cell office:value-type="string" table:style-name="ce1">
            <text:p>C03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7" table:style-name="ce1"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number-columns-repeated="16354"/>
        </table:table-row>
        <table:table-row table:style-name="ro2">
          <table:table-cell office:value-type="string" table:style-name="ce1">
            <text:p>1505-C02B</text:p>
          </table:table-cell>
          <table:table-cell office:value-type="string" table:style-name="ce1">
            <text:p>SwTENG-BC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10.tdms</text:p>
          </table:table-cell>
          <table:table-cell office:value-type="string" table:style-name="ce1">
            <text:p>1505Motor/1505Motor10.csv</text:p>
          </table:table-cell>
          <table:table-cell office:value-type="string" table:style-name="ce1">
            <text:p>C02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7" table:style-name="ce1"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number-columns-repeated="16354"/>
        </table:table-row>
        <table:table-row table:style-name="ro2">
          <table:table-cell office:value-type="string" table:style-name="ce1">
            <text:p>1505-C01B</text:p>
          </table:table-cell>
          <table:table-cell office:value-type="string" table:style-name="ce1">
            <text:p>SwTENG-BC</text:p>
          </table:table-cell>
          <table:table-cell office:value-type="date" office:date-value="2024-05-15T00:00:00" table:style-name="ce4">
            <text:p>15/05/2024</text:p>
          </table:table-cell>
          <table:table-cell office:value-type="string" table:style-name="ce1">
            <text:p>1505DAQ/1505DAQ11.tdms</text:p>
          </table:table-cell>
          <table:table-cell office:value-type="string" table:style-name="ce1">
            <text:p>1505Motor/1505Motor11.csv</text:p>
          </table:table-cell>
          <table:table-cell office:value-type="string" table:style-name="ce1">
            <text:p>C01B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8" table:style-name="ce1">
            <text:p>0,0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Acc(m/s2),v(m/s)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1700" table:style-name="ce1">
            <text:p>11700</text:p>
          </table:table-cell>
          <table:table-cell office:value-type="float" office:value="1170" table:style-name="ce1">
            <text:p>1170</text:p>
          </table:table-cell>
          <table:table-cell office:value-type="float" office:value="5.8449999999999998" table:style-name="ce1">
            <text:p>5,845</text:p>
          </table:table-cell>
          <table:table-cell office:value-type="string" table:style-name="ce1">
            <text:p>no</text:p>
          </table:table-cell>
          <table:table-cell table:number-columns-repeated="7" table:style-name="ce1"/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style-name="ce13"/>
          <table:table-cell table:number-columns-repeated="16354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1048544" table:style-name="ro4">
          <table:table-cell table:number-columns-repeated="16384"/>
        </table:table-row>
      </table:table>
      <table:database-ranges>
        <table:database-range table:target-range-address="Full1.A1:Full1.AC2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ia Martí Carrascosa</meta:initial-creator>
    <dc:creator>Jaume</dc:creator>
    <meta:creation-date>2024-03-07T19:28:45Z</meta:creation-date>
    <dc:date>2024-05-15T08:07:06Z</dc:date>
    <meta:editing-cycles>16</meta:editing-cycles>
    <meta:editing-duration>PT7920S</meta:editing-duration>
  </office:meta>
</office:document-meta>
</file>